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6fff5" officeooo:paragraph-rsid="0016fff5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Lógica Programação Lya</text:p>
      <text:p text:style-name="P1"/>
      <text:p text:style-name="P3"/>
      <text:list xml:id="list708759165" text:style-name="L1">
        <text:list-item>
          <text:p text:style-name="P6">Mostrar a Soma e a Substração de 2 números.</text:p>
        </text:list-item>
        <text:list-item>
          <text:p text:style-name="P6">Mostrar o Sucessor e Antecessor de um número</text:p>
        </text:list-item>
        <text:list-item>
          <text:p text:style-name="P4">Calcular o dobro, o triplo e a raiz quadrada de um número.</text:p>
        </text:list-item>
        <text:list-item>
          <text:p text:style-name="P4">Calcular a média artimética da nota de um aluno, sendo informado as notas que um aluno obteve em 3 provas.</text:p>
        </text:list-item>
        <text:list-item>
          <text:p text:style-name="P4">Converter um valor de metros para centimetro e milimetros.</text:p>
        </text:list-item>
        <text:list-item>
          <text:p text:style-name="P4">Converter um valor de reais para dolar, considerando a cotação: 1 U$ = 5 R$.</text:p>
        </text:list-item>
        <text:list-item>
          <text:p text:style-name="P4">Faça um programa que leia a largura e a altura de uma parede em metros, calcule a sua área e a quantidade de tinta necessária para pintá-la, sabendo que cada litro de tinta pinta uma área de 2 metros quadrados.</text:p>
        </text:list-item>
        <text:list-item>
          <text:p text:style-name="P4">Calcule e mostre o preço de um produto com 10% de desconto no pagamento à vista.</text:p>
        </text:list-item>
        <text:list-item>
          <text:p text:style-name="P4">Pesquise o valor do salário mínimo atualmente (out/2020) e calcule um aumento salarial considerando a inflação acumulada nos 12 meses em set/2020.</text:p>
        </text:list-item>
        <text:list-item>
          <text:p text:style-name="P4">Escreva um programa que pergunte a quantidade de Km percorridos por um carro alugado e a quantidade de dias pelos quais ele foi alugado. Calcule o preço a pagar, sabendo que o carro custa R$60 por dia e R$0,15 por Km rodado.</text:p>
        </text:list-item>
        <text:list-item>
          <text:p text:style-name="P5">Faça um programa que leia o comprimento do cateto oposto e do cateto adjacente de um triângulo retângulo. Calcule e mostre o comprimento da hipotenusa.</text:p>
        </text:list-item>
        <text:list-item>
          <text:p text:style-name="P5">Faça um programa que leia um ângulo qualquer e mostre na tela o valor do seno e cosseno do ângulo.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07T07:56:44.906612910</dc:date>
    <meta:editing-duration>PT35M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5" meta:character-count="1357" meta:non-whitespace-character-count="1128"/>
  </office:meta>
</office:document-meta>
</file>